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743cm" fo:margin-left="-0.199cm" fo:margin-top="0cm" fo:margin-bottom="0cm" table:align="left" style:writing-mode="lr-tb"/>
    </style:style>
    <style:style style:name="Table1.A" style:family="table-column">
      <style:table-column-properties style:column-width="2.858cm"/>
    </style:style>
    <style:style style:name="Table1.B" style:family="table-column">
      <style:table-column-properties style:column-width="3.886cm"/>
    </style:style>
    <style:style style:name="Table1.1" style:family="table-row">
      <style:table-row-properties style:min-row-height="0.531cm" fo:keep-together="auto"/>
    </style:style>
    <style:style style:name="Table1.A1" style:family="table-cell">
      <style:table-cell-properties fo:padding-left="0.199cm" fo:padding-right="0.191cm" fo:padding-top="0cm" fo:padding-bottom="0cm" fo:border="0.5pt solid #00000a"/>
    </style:style>
    <style:style style:name="Table1.2" style:family="table-row">
      <style:table-row-properties style:min-row-height="0.501cm" fo:keep-together="auto"/>
    </style:style>
    <style:style style:name="Table2" style:family="table">
      <style:table-properties style:width="4.313cm" fo:margin-left="-0.199cm" fo:margin-top="0cm" fo:margin-bottom="0cm" table:align="left" style:writing-mode="lr-tb"/>
    </style:style>
    <style:style style:name="Table2.A" style:family="table-column">
      <style:table-column-properties style:column-width="2.408cm"/>
    </style:style>
    <style:style style:name="Table2.B" style:family="table-column">
      <style:table-column-properties style:column-width="1.905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P1" style:family="paragraph" style:parent-style-name="Standard">
      <style:text-properties officeooo:rsid="0018771e" officeooo:paragraph-rsid="0018771e"/>
    </style:style>
    <style:style style:name="P2" style:family="paragraph" style:parent-style-name="Standard">
      <style:text-properties officeooo:paragraph-rsid="0018771e"/>
    </style:style>
    <style:style style:name="P3" style:family="paragraph" style:parent-style-name="Standard">
      <style:paragraph-properties fo:margin-top="0cm" fo:margin-bottom="0cm" loext:contextual-spacing="false" fo:line-height="100%"/>
    </style:style>
    <style:style style:name="P4" style:family="paragraph" style:parent-style-name="Heading_20_2">
      <style:text-properties officeooo:rsid="0018771e"/>
    </style:style>
    <style:style style:name="P5" style:family="paragraph" style:parent-style-name="Standard">
      <style:paragraph-properties fo:margin-top="0cm" fo:margin-bottom="0cm" loext:contextual-spacing="false" fo:line-height="100%"/>
      <style:text-properties fo:font-weight="bold" style:font-weight-asian="bold"/>
    </style:style>
    <style:style style:name="P6" style:family="paragraph" style:parent-style-name="Standard">
      <style:text-properties officeooo:paragraph-rsid="00194e7f"/>
    </style:style>
    <style:style style:name="P7" style:family="paragraph" style:parent-style-name="Standard">
      <style:text-properties officeooo:rsid="00194e7f" officeooo:paragraph-rsid="00194e7f"/>
    </style:style>
    <style:style style:name="P8" style:family="paragraph" style:parent-style-name="Heading_20_1" style:master-page-name="Standard">
      <style:paragraph-properties style:page-number="auto"/>
    </style:style>
    <style:style style:name="P9" style:family="paragraph" style:parent-style-name="Heading_20_2">
      <style:text-properties officeooo:rsid="0018771e" officeooo:paragraph-rsid="0018771e"/>
    </style:style>
    <style:style style:name="P10" style:family="paragraph" style:parent-style-name="Heading_20_2">
      <style:text-properties officeooo:paragraph-rsid="00194e7f"/>
    </style:style>
    <style:style style:name="T1" style:family="text">
      <style:text-properties officeooo:rsid="0018771e"/>
    </style:style>
    <style:style style:name="T2" style:family="text">
      <style:text-properties officeooo:rsid="00194e7f"/>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bookmark text:name="_GoBack"/>Assignment 3 - Asteroids!</text:h>
      <text:p text:style-name="Standard"/>
      <text:h text:style-name="Heading_20_2" text:outline-level="2">Authors</text:h>
      <text:p text:style-name="Standard"/>
      <text:p text:style-name="Standard">Matt Watts, Christopher Davidson, Marcus Girard</text:p>
      <text:p text:style-name="Standard"/>
      <text:h text:style-name="Heading_20_2" text:outline-level="2">Design philosophy</text:h>
      <text:p text:style-name="Standard"/>
      <text:p text:style-name="Standard">We designed our Asteroids game to behave similarly to the Atari 2600 version of the game.</text:p>
      <text:p text:style-name="Standard">We originally wrote the game using a procedural design methodology. We then rewrote the game from scratch using an object oriented design methodology.</text:p>
      <text:p text:style-name="Standard"/>
      <text:h text:style-name="Heading_20_2" text:outline-level="2">User interface</text:h>
      <text:p text:style-name="Standard"/>
      <text:p text:style-name="Standard">The graphical display of the game has a 3x4 aspect ratio which is the same as old school arcade consoles.</text:p>
      <text:p text:style-name="Standard">At the start of the game, your ship appears stationary at the centre of the display pointing up.</text:p>
      <text:p text:style-name="Standard">Four asteroids appear <text:span text:style-name="T1">on-screen.</text:span> The asteroids move at a fixed speed. They appear randomly in the left and right quadrants of the <text:span text:style-name="T2">display</text:span> moving close to an up or down direction. This ensures the ship won’t be hit by an asteroid during the first part of the game. When an asteroid reaches the edge of the display, it wraps around so it appears diagonally opposite on the corresponding edge of the display.</text:p>
      <text:p text:style-name="Standard">The current score appears in the top left corner of the display.</text:p>
      <text:p text:style-name="Standard">The current level appears in the display under the score.</text:p>
      <text:p text:style-name="Standard"/>
      <text:h text:style-name="Heading_20_2" text:outline-level="2">Controls</text:h>
      <text:p text:style-name="Standard"/>
      <text:p text:style-name="Standard">The keyboard is used to control <text:span text:style-name="T1">game-play.</text:span></text:p>
      <text:p text:style-name="Standard"/>
      <table:table table:name="Table1" table:style-name="Table1">
        <table:table-column table:style-name="Table1.A"/>
        <table:table-column table:style-name="Table1.B"/>
        <table:table-row table:style-name="Table1.1">
          <table:table-cell table:style-name="Table1.A1" office:value-type="string">
            <text:p text:style-name="P5">Key</text:p>
          </table:table-cell>
          <table:table-cell table:style-name="Table1.A1" office:value-type="string">
            <text:p text:style-name="P5">Usage</text:p>
          </table:table-cell>
        </table:table-row>
        <table:table-row table:style-name="Table1.2">
          <table:table-cell table:style-name="Table1.A1" office:value-type="string">
            <text:p text:style-name="P3">Up arrow</text:p>
          </table:table-cell>
          <table:table-cell table:style-name="Table1.A1" office:value-type="string">
            <text:p text:style-name="P3">Accelerate ship</text:p>
          </table:table-cell>
        </table:table-row>
        <table:table-row table:style-name="Table1.1">
          <table:table-cell table:style-name="Table1.A1" office:value-type="string">
            <text:p text:style-name="P3">Down arrow</text:p>
          </table:table-cell>
          <table:table-cell table:style-name="Table1.A1" office:value-type="string">
            <text:p text:style-name="P3">Decelerate ship</text:p>
          </table:table-cell>
        </table:table-row>
        <table:table-row table:style-name="Table1.2">
          <table:table-cell table:style-name="Table1.A1" office:value-type="string">
            <text:p text:style-name="P3">Left arrow</text:p>
          </table:table-cell>
          <table:table-cell table:style-name="Table1.A1" office:value-type="string">
            <text:p text:style-name="P3">Rotate ship left </text:p>
          </table:table-cell>
        </table:table-row>
        <table:table-row table:style-name="Table1.1">
          <table:table-cell table:style-name="Table1.A1" office:value-type="string">
            <text:p text:style-name="P3">Right arrow</text:p>
          </table:table-cell>
          <table:table-cell table:style-name="Table1.A1" office:value-type="string">
            <text:p text:style-name="P3">Rotate ship right</text:p>
          </table:table-cell>
        </table:table-row>
        <text:soft-page-break/>
        <table:table-row table:style-name="Table1.2">
          <table:table-cell table:style-name="Table1.A1" office:value-type="string">
            <text:p text:style-name="P3">Space bar</text:p>
          </table:table-cell>
          <table:table-cell table:style-name="Table1.A1" office:value-type="string">
            <text:p text:style-name="P3">Fire laser bolt</text:p>
          </table:table-cell>
        </table:table-row>
        <table:table-row table:style-name="Table1.1">
          <table:table-cell table:style-name="Table1.A1" office:value-type="string">
            <text:p text:style-name="P3">Enter</text:p>
          </table:table-cell>
          <table:table-cell table:style-name="Table1.A1" office:value-type="string">
            <text:p text:style-name="P3">Teleport ship</text:p>
          </table:table-cell>
        </table:table-row>
      </table:table>
      <text:h text:style-name="Heading_20_2" text:outline-level="2"/>
      <text:h text:style-name="Heading_20_2" text:outline-level="2">Ship movement</text:h>
      <text:p text:style-name="Standard"/>
      <text:p text:style-name="Standard">When the user uses the arrow keys to rotate and accelerate the ship, the ship moves with realistic physics around the display. When the ship reaches the edge of the display, it wraps around so it appears diagonally opposite on the corresponding edge of the display.</text:p>
      <text:p text:style-name="Standard"/>
      <text:h text:style-name="Heading_20_2" text:outline-level="2">Ship exhaust</text:h>
      <text:p text:style-name="Standard"/>
      <text:p text:style-name="Standard">When the ship accelerates, a visible exhaust appears behind the ship. When the ship decelerates, a visible exhaust appears in front of the ship.</text:p>
      <text:p text:style-name="Standard"/>
      <text:h text:style-name="P10" text:outline-level="2">Ship <text:span text:style-name="T2">lives</text:span></text:h>
      <text:p text:style-name="P6"/>
      <text:p text:style-name="P6">Icons representing the remaining lives appear in the display under the level. The user has four lives at the start of the game, so four icons appear. When the <text:span text:style-name="T2">ship is destroyed, the </text:span>number of lives decreases <text:span text:style-name="T2">by one and</text:span> <text:span text:style-name="T2">fewer</text:span> icons are displayed.</text:p>
      <text:p text:style-name="P6"><text:span text:style-name="T2">On a new life, t</text:span>he ship returns to the centre of the <text:span text:style-name="T2">display</text:span> and is stationary.</text:p>
      <text:p text:style-name="P7">The ship doesn't re-spawn until the area around the centre of the display is free from aliens.</text:p>
      <text:p text:style-name="P7">If there are no remaining lives, the game ends.</text:p>
      <text:p text:style-name="P6"/>
      <text:h text:style-name="Heading_20_2" text:outline-level="2">Scoring</text:h>
      <text:p text:style-name="Standard"/>
      <text:p text:style-name="Standard">When the user presses the Space bar, the ship fires a laser bolt that moves at a fixed speed in the direction the ship was facing when it fired the bolt. If a laser bolt hits an asteroid, the asteroid is destroyed and the score increases by an amount that depends on the size of the ship hit. You get more points for hitting a smaller asteroid.</text:p>
      <text:p text:style-name="P1">The laser bolt travels for a number of pixels equal to the <text:span text:style-name="T2">display</text:span> height. Many laser bolts can be in flight simultaneously. There's a slight pause before the ship can fire another laser bolt.</text:p>
      <text:p text:style-name="P1"/>
      <table:table table:name="Table2" table:style-name="Table2">
        <table:table-column table:style-name="Table2.A"/>
        <table:table-column table:style-name="Table2.B"/>
        <table:table-row table:style-name="Table2.1">
          <table:table-cell table:style-name="Table2.A1" office:value-type="string">
            <text:p text:style-name="P5">Ship size</text:p>
          </table:table-cell>
          <table:table-cell table:style-name="Table2.A1" office:value-type="string">
            <text:p text:style-name="P5">Score</text:p>
          </table:table-cell>
        </table:table-row>
        <table:table-row table:style-name="Table2.1">
          <table:table-cell table:style-name="Table2.A1" office:value-type="string">
            <text:p text:style-name="P3">Large</text:p>
          </table:table-cell>
          <table:table-cell table:style-name="Table2.A1" office:value-type="string">
            <text:p text:style-name="P3">25</text:p>
          </table:table-cell>
        </table:table-row>
        <table:table-row table:style-name="Table2.1">
          <table:table-cell table:style-name="Table2.A1" office:value-type="string">
            <text:p text:style-name="P3">Medium</text:p>
          </table:table-cell>
          <table:table-cell table:style-name="Table2.A1" office:value-type="string">
            <text:p text:style-name="P3">50</text:p>
          </table:table-cell>
        </table:table-row>
        <text:soft-page-break/>
        <table:table-row table:style-name="Table2.1">
          <table:table-cell table:style-name="Table2.A1" office:value-type="string">
            <text:p text:style-name="P3">Small</text:p>
          </table:table-cell>
          <table:table-cell table:style-name="Table2.A1" office:value-type="string">
            <text:p text:style-name="P3">100</text:p>
          </table:table-cell>
        </table:table-row>
      </table:table>
      <text:p text:style-name="Standard"/>
      <text:p text:style-name="Standard"/>
      <text:h text:style-name="P4" text:outline-level="2">Teleporting</text:h>
      <text:p text:style-name="Standard"/>
      <text:p text:style-name="Standard">When the user releases the Enter key, the ship <text:span text:style-name="T2">teleports. It</text:span> disappears and reappears at a random location on the display. The ship is stationary when it reappears. Any motion the ship had before teleporting is lost.</text:p>
      <text:p text:style-name="Standard"/>
      <text:h text:style-name="Heading_20_2" text:outline-level="2">Explosions</text:h>
      <text:p text:style-name="Standard"/>
      <text:p text:style-name="Standard">When the ship collides with an asteroid, it is destroyed and an explosion animation plays at the location of the ship.</text:p>
      <text:p text:style-name="Standard">When a laser bolt collides with an asteroid, the asteroid is destroyed and an explosion animation plays at the location of the destroyed asteroid.</text:p>
      <text:p text:style-name="Standard"/>
      <text:h text:style-name="Heading_20_2" text:outline-level="2">Spawning</text:h>
      <text:p text:style-name="Standard"/>
      <text:p text:style-name="Standard">When a large asteroid is destroyed, two medium asteroids are spawned in its place. <text:span text:style-name="T1">Medium asteroids travel faster than large asteroids.</text:span></text:p>
      <text:p text:style-name="Standard">When a medium asteroid is destroyed, two small asteroids are spawned in its place. <text:span text:style-name="T1">Small asteroids travel faster than medium asteroids.</text:span></text:p>
      <text:p text:style-name="Standard">When a small asteroid is destroyed, no asteroids are spawned.</text:p>
      <text:p text:style-name="Standard">The location of a spawned asteroid is the same as the asteroid destroyed, and the direction of a spawned asteroid is random.</text:p>
      <text:p text:style-name="Standard"/>
      <text:h text:style-name="Heading_20_2" text:outline-level="2">Level up</text:h>
      <text:p text:style-name="Standard"/>
      <text:p text:style-name="Standard">When all of the asteroids are destroyed, the game goes to the next level.</text:p>
      <text:p text:style-name="Standard">The ship returns to the centre of the screen and is stationary.</text:p>
      <text:p text:style-name="Standard">The asteroids <text:span text:style-name="T1">re-spawn</text:span> the same as at the start of the game, except that the asteroids move faster than they did on the last level so the difficulty of the game increases.</text:p>
      <text:p text:style-name="P1">More asteroids appear on each level up.</text:p>
      <text:p text:style-name="Standard"/>
      <text:h text:style-name="P9" text:outline-level="2">Game Parameters</text:h>
      <text:p text:style-name="P2"/>
      <text:p text:style-name="P1"><text:soft-page-break/>There's a number of game parameters that can be set in the Processing source code that affect game play.</text:p>
      <text:p text:style-name="P1"/>
      <text:p text:style-name="P1"/>
      <text:p text:style-name="P1"><draw:frame draw:style-name="fr1" draw:name="Object1" text:anchor-type="paragraph" svg:width="17.064cm" svg:height="5.419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dc:creator>Matt </dc:creator>
    <meta:editing-cycles>7</meta:editing-cycles>
    <meta:creation-date>2018-05-02T04:53:00</meta:creation-date>
    <dc:date>2018-05-05T20:44:32.395192531</dc:date>
    <meta:editing-duration>PT2H43M40S</meta:editing-duration>
    <meta:generator>LibreOffice/5.0.3.2$Linux_X86_64 LibreOffice_project/00m0$Build-2</meta:generator>
    <meta:document-statistic meta:table-count="2" meta:image-count="0" meta:object-count="1" meta:page-count="4" meta:paragraph-count="65" meta:word-count="742" meta:character-count="4205" meta:non-whitespace-character-count="35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66mm"/>
    </style:style>
    <style:style style:name="co2" style:family="table-column">
      <style:table-column-properties fo:break-before="auto" style:column-width="21.5mm"/>
    </style:style>
    <style:style style:name="co3" style:family="table-column">
      <style:table-column-properties fo:break-before="auto" style:column-width="111.4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text-position="" fo:font-weight="bold" style:font-weight-asian="bold" style:font-weight-complex="bold"/>
    </style:style>
    <style:style style:name="ce3"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3" office:value-type="string" calcext:value-type="string">
            <text:p>Parameter</text:p>
          </table:table-cell>
          <table:table-cell table:style-name="ce3" office:value-type="string" calcext:value-type="string">
            <text:p>Value</text:p>
          </table:table-cell>
          <table:table-cell table:style-name="ce3" office:value-type="string" calcext:value-type="string">
            <text:p>Affect</text:p>
          </table:table-cell>
        </table:table-row>
        <table:table-row table:style-name="ro1">
          <table:table-cell office:value-type="string" calcext:value-type="string">
            <text:p>laserSpeed</text:p>
          </table:table-cell>
          <table:table-cell office:value-type="float" office:value="15" calcext:value-type="float">
            <text:p>15</text:p>
          </table:table-cell>
          <table:table-cell office:value-type="string" calcext:value-type="string">
            <text:p>determines how fast the laser bolt moves</text:p>
          </table:table-cell>
        </table:table-row>
        <table:table-row table:style-name="ro1">
          <table:table-cell office:value-type="string" calcext:value-type="string">
            <text:p>thrustConstant</text:p>
          </table:table-cell>
          <table:table-cell office:value-type="float" office:value="0.2" calcext:value-type="float">
            <text:p>0.2</text:p>
          </table:table-cell>
          <table:table-cell office:value-type="string" calcext:value-type="string">
            <text:p>pixels per frame per frame ship acceleration</text:p>
          </table:table-cell>
        </table:table-row>
        <table:table-row table:style-name="ro1">
          <table:table-cell office:value-type="string" calcext:value-type="string">
            <text:p>asteroidStartSpeed</text:p>
          </table:table-cell>
          <table:table-cell office:value-type="float" office:value="1" calcext:value-type="float">
            <text:p>1</text:p>
          </table:table-cell>
          <table:table-cell office:value-type="string" calcext:value-type="string">
            <text:p>determines how fast large asteroids move on level 1</text:p>
          </table:table-cell>
        </table:table-row>
        <table:table-row table:style-name="ro1">
          <table:table-cell office:value-type="string" calcext:value-type="string">
            <text:p>asteroidSpeedChange</text:p>
          </table:table-cell>
          <table:table-cell office:value-type="float" office:value="0.25" calcext:value-type="float">
            <text:p>0.25</text:p>
          </table:table-cell>
          <table:table-cell office:value-type="string" calcext:value-type="string">
            <text:p>determines how fast asteroid speed increases with difficulty increase</text:p>
          </table:table-cell>
        </table:table-row>
        <table:table-row table:style-name="ro1">
          <table:table-cell office:value-type="string" calcext:value-type="string">
            <text:p>lives</text:p>
          </table:table-cell>
          <table:table-cell office:value-type="float" office:value="4" calcext:value-type="float">
            <text:p>4</text:p>
          </table:table-cell>
          <table:table-cell office:value-type="string" calcext:value-type="string">
            <text:p>how many lives do you have</text:p>
          </table:table-cell>
        </table:table-row>
        <table:table-row table:style-name="ro1">
          <table:table-cell office:value-type="string" calcext:value-type="string">
            <text:p>laserSize</text:p>
          </table:table-cell>
          <table:table-cell office:value-type="float" office:value="10" calcext:value-type="float">
            <text:p>10</text:p>
          </table:table-cell>
          <table:table-cell office:value-type="string" calcext:value-type="string">
            <text:p>diameter of a laser bolt</text:p>
          </table:table-cell>
        </table:table-row>
        <table:table-row table:style-name="ro1">
          <table:table-cell office:value-type="string" calcext:value-type="string">
            <text:p>asteroidLevelUp</text:p>
          </table:table-cell>
          <table:table-cell office:value-type="float" office:value="2" calcext:value-type="float">
            <text:p>2</text:p>
          </table:table-cell>
          <table:table-cell office:value-type="string" calcext:value-type="string">
            <text:p>how many extra asteroids on new levels</text:p>
          </table:table-cell>
        </table:table-row>
        <table:table-row table:style-name="ro1">
          <table:table-cell office:value-type="string" calcext:value-type="string">
            <text:p>shipTurnSpeed</text:p>
          </table:table-cell>
          <table:table-cell office:value-type="float" office:value="50" calcext:value-type="float">
            <text:p>50</text:p>
          </table:table-cell>
          <table:table-cell office:value-type="string" calcext:value-type="string">
            <text:p>determines how quickly ship turns when left and right arrow pressed</text:p>
          </table:table-cell>
        </table:table-row>
        <table:table-row table:style-name="ro1">
          <table:table-cell office:value-type="string" calcext:value-type="string">
            <text:p>centreRadius</text:p>
          </table:table-cell>
          <table:table-cell office:value-type="float" office:value="100" calcext:value-type="float">
            <text:p>100</text:p>
          </table:table-cell>
          <table:table-cell office:value-type="string" calcext:value-type="string">
            <text:p>detection radius for "is asteroid close to display centre"</text:p>
          </table:table-cell>
        </table:table-row>
        <table:table-row table:style-name="ro1">
          <table:table-cell office:value-type="string" calcext:value-type="string">
            <text:p>laserFireFrames</text:p>
          </table:table-cell>
          <table:table-cell office:value-type="float" office:value="20" calcext:value-type="float">
            <text:p>20</text:p>
          </table:table-cell>
          <table:table-cell office:value-type="string" calcext:value-type="string">
            <text:p>how many frames must pass before laser fires again</text:p>
          </table:table-cell>
        </table:table-row>
        <table:table-row table:style-name="ro1">
          <table:table-cell office:value-type="string" calcext:value-type="string">
            <text:p>scores</text:p>
          </table:table-cell>
          <table:table-cell office:value-type="string" calcext:value-type="string">
            <text:p>{25,50,100}</text:p>
          </table:table-cell>
          <table:table-cell office:value-type="string" calcext:value-type="string">
            <text:p>points for shooting {large, medium, small} asteroid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5">00/00/0000</text:date>, <text:time style:data-style-name="N2" text:time-value="20:28:02.354166269">00:00:00</text:time></text:p>
        </style:region-right>
      </style:header>
      <style:header-left style:display="false"/>
      <style:footer>
        <text:p>Page <text:page-number>1</text:page-number> / <text:page-count>99</text:page-count></text:p>
      </style:footer>
      <style:footer-left style:display="false"/>
    </style:master-page>
  </office:master-styles>
</office:document-styles>
</file>